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ew York" svg:font-family="'New York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text-underline-style="solid" style:text-underline-type="double" style:text-underline-width="auto" style:text-underline-color="font-color" officeooo:rsid="073fbdb9" officeooo:paragraph-rsid="073fbdb9"/>
    </style:style>
    <style:style style:name="P2" style:family="paragraph" style:parent-style-name="Standard" style:list-style-name="WW8Num8">
      <style:paragraph-properties fo:margin-left="-6.35mm" fo:margin-right="0mm" fo:orphans="0" fo:widows="0" fo:text-indent="0mm" style:auto-text-indent="false">
        <style:tab-stops>
          <style:tab-stop style:position="7.87mm"/>
          <style:tab-stop style:position="63.55mm"/>
          <style:tab-stop style:position="144.69mm"/>
          <style:tab-stop style:position="154.85mm"/>
        </style:tab-stops>
      </style:paragraph-properties>
      <style:text-properties style:font-name="Arial" fo:font-size="9pt" officeooo:paragraph-rsid="150a960e" style:font-size-asian="9pt"/>
    </style:style>
    <style:style style:name="P3" style:family="paragraph" style:parent-style-name="Standard" style:list-style-name="WW8Num8">
      <style:paragraph-properties fo:margin-left="-6.35mm" fo:margin-right="0mm" fo:orphans="0" fo:widows="0" fo:text-indent="0mm" style:auto-text-indent="false">
        <style:tab-stops>
          <style:tab-stop style:position="7.87mm"/>
          <style:tab-stop style:position="63.55mm"/>
          <style:tab-stop style:position="144.69mm"/>
          <style:tab-stop style:position="154.85mm"/>
        </style:tab-stops>
      </style:paragraph-properties>
      <style:text-properties style:font-name="Arial" fo:font-size="9pt" officeooo:rsid="150bca2f" officeooo:paragraph-rsid="150bca2f" style:font-size-asian="9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" officeooo:paragraph-rsid="150a6a69"/>
    </style:style>
    <style:style style:name="T1" style:family="text">
      <style:text-properties officeooo:rsid="150a6a69"/>
    </style:style>
    <style:style style:name="T2" style:family="text">
      <style:text-properties officeooo:rsid="150bca2f"/>
    </style:style>
    <style:style style:name="T3" style:family="text">
      <style:text-properties officeooo:rsid="150c4ec2"/>
    </style:style>
    <style:style style:name="T4" style:family="text">
      <style:text-properties fo:font-weight="bold" officeooo:rsid="150a6a69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LibreOffice Writer Bu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ew York" svg:font-family="'New York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loext:opacity="0%" style:font-name="New York" fo:font-family="'New York', 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New York" style:font-family-complex="'New York', 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9pt" style:font-size-asian="7.84999990463257pt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3.81mm"/>
      </text:outline-level-style>
      <text:outline-level-style text:level="2" loext:num-list-format="%2%" style:num-format="">
        <style:list-level-properties text:min-label-distance="3.81mm"/>
      </text:outline-level-style>
      <text:outline-level-style text:level="3" loext:num-list-format="%3%" style:num-format="">
        <style:list-level-properties text:min-label-distance="3.81mm"/>
      </text:outline-level-style>
      <text:outline-level-style text:level="4" loext:num-list-format="%4%" style:num-format="">
        <style:list-level-properties text:min-label-distance="3.81mm"/>
      </text:outline-level-style>
      <text:outline-level-style text:level="5" loext:num-list-format="%5%" style:num-format="">
        <style:list-level-properties text:min-label-distance="3.81mm"/>
      </text:outline-level-style>
      <text:outline-level-style text:level="6" loext:num-list-format="%6%" style:num-format="">
        <style:list-level-properties text:min-label-distance="3.81mm"/>
      </text:outline-level-style>
      <text:outline-level-style text:level="7" loext:num-list-format="%7%" style:num-format="">
        <style:list-level-properties text:min-label-distance="3.81mm"/>
      </text:outline-level-style>
      <text:outline-level-style text:level="8" loext:num-list-format="%8%" style:num-format="">
        <style:list-level-properties text:min-label-distance="3.81mm"/>
      </text:outline-level-style>
      <text:outline-level-style text:level="9" loext:num-list-format="%9%" style:num-format="">
        <style:list-level-properties text:min-label-distance="3.81mm"/>
      </text:outline-level-style>
      <text:outline-level-style text:level="10" loext:num-list-format="%10%" style:num-format="">
        <style:list-level-properties text:min-label-distance="3.81mm"/>
      </text:outline-level-style>
    </text:outline-style>
    <text:list-style style:name="WW8Num1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2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6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7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9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10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WW8Num13">
      <text:list-level-style-number text:level="1" loext:num-list-format="%1%." style:num-suffix="." style:num-format="1">
        <style:list-level-properties text:space-before="6.35mm" text:min-label-width="6.35mm"/>
      </text:list-level-style-number>
      <text:list-level-style-number text:level="2" loext:num-list-format="%2%." style:num-suffix="." style:num-format="a" style:num-letter-sync="true">
        <style:list-level-properties text:space-before="19.05mm" text:min-label-width="6.35mm"/>
      </text:list-level-style-number>
      <text:list-level-style-number text:level="3" loext:num-list-format="%3%." style:num-suffix="." style:num-format="i">
        <style:list-level-properties text:min-label-width="38.1mm" text:min-label-distance="3.18mm" fo:text-align="end"/>
      </text:list-level-style-number>
      <text:list-level-style-number text:level="4" loext:num-list-format="%4%." style:num-suffix="." style:num-format="1">
        <style:list-level-properties text:space-before="44.45mm" text:min-label-width="6.35mm"/>
      </text:list-level-style-number>
      <text:list-level-style-number text:level="5" loext:num-list-format="%5%." style:num-suffix="." style:num-format="a" style:num-letter-sync="true">
        <style:list-level-properties text:space-before="57.15mm" text:min-label-width="6.35mm"/>
      </text:list-level-style-number>
      <text:list-level-style-number text:level="6" loext:num-list-format="%6%." style:num-suffix="." style:num-format="i">
        <style:list-level-properties text:min-label-width="76.2mm" text:min-label-distance="3.18mm" fo:text-align="end"/>
      </text:list-level-style-number>
      <text:list-level-style-number text:level="7" loext:num-list-format="%7%." style:num-suffix="." style:num-format="1">
        <style:list-level-properties text:space-before="82.55mm" text:min-label-width="6.35mm"/>
      </text:list-level-style-number>
      <text:list-level-style-number text:level="8" loext:num-list-format="%8%." style:num-suffix="." style:num-format="a" style:num-letter-sync="true">
        <style:list-level-properties text:space-before="95.25mm" text:min-label-width="6.35mm"/>
      </text:list-level-style-number>
      <text:list-level-style-number text:level="9" loext:num-list-format="%9%." style:num-suffix="." style:num-format="i">
        <style:list-level-properties text:min-label-width="114.3mm" text:min-label-distance="3.18mm" fo:text-align="end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text-underline-style="solid" style:text-underline-type="double" style:text-underline-width="auto" style:text-underline-color="font-color" officeooo:rsid="073fbdb9" officeooo:paragraph-rsid="073fbdb9"/>
    </style:style>
    <style:page-layout style:name="Mpm1">
      <style:page-layout-properties fo:page-width="215.9mm" fo:page-height="279.4mm" style:num-format="1" style:print-orientation="portrait" fo:margin-top="12.7mm" fo:margin-bottom="12.7mm" fo:margin-left="25.4mm" fo:margin-right="25.4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4.0.0.alpha0$Windows_X86_64 LibreOffice_project/1bb0e177124d5d6661b72df6c7d848fb23639652</meta:generator>
    <meta:creation-date>2017-11-12T16:23:21.223992472</meta:creation-date>
    <meta:editing-cycles>2639</meta:editing-cycles>
    <meta:editing-duration>P68DT21H4M13S</meta:editing-duration>
    <dc:date>2022-01-01T16:36:32.331000000</dc:date>
    <meta:document-statistic meta:table-count="0" meta:image-count="0" meta:object-count="0" meta:page-count="1" meta:paragraph-count="1" meta:word-count="3" meta:character-count="22" meta:non-whitespace-character-count="20"/>
    <meta:user-defined meta:name="Info 1"/>
    <meta:user-defined meta:name="Info 2"/>
    <meta:user-defined meta:name="Info 3"/>
    <meta:user-defined meta:name="Info 4"/>
  </office:meta>
</office:document-meta>
</file>